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29c7" officeooo:paragraph-rsid="001629c7"/>
    </style:style>
    <style:style style:name="P2" style:family="paragraph" style:parent-style-name="Standard">
      <style:text-properties officeooo:rsid="001629c7" officeooo:paragraph-rsid="00174156"/>
    </style:style>
    <style:style style:name="P3" style:family="paragraph" style:parent-style-name="Standard">
      <style:text-properties officeooo:rsid="00174156" officeooo:paragraph-rsid="00174156"/>
    </style:style>
    <style:style style:name="P4" style:family="paragraph" style:parent-style-name="Standard">
      <style:text-properties officeooo:rsid="00181da3" officeooo:paragraph-rsid="00181da3"/>
    </style:style>
    <style:style style:name="T1" style:family="text">
      <style:text-properties officeooo:rsid="00174156"/>
    </style:style>
    <style:style style:name="T2" style:family="text">
      <style:text-properties officeooo:rsid="00181d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.51 A1a) Wortfeld Lebensmittel einführen bzw. aktivieren</text:p>
      <text:p text:style-name="P1"/>
      <text:p text:style-name="P1"/>
      <text:p text:style-name="P3">S.55 A7) <text:s/>Auf dem Markt Kurze Verkaufsgespräche auf dem Markt spielen; Die Dialogstruktur ist vorgegeben, die Lernenden müssen im Gespräch die fehlenden Stellen selbst füllen</text:p>
      <text:p text:style-name="P3"/>
      <text:p text:style-name="P3">S.56 <text:s text:c="3"/><text:span text:style-name="T2">A</text:span>8 a,b) <text:s/>Adjektive bei Nomen ohne Artikel oder nach unbestimmtem Artikel </text:p>
      <text:p text:style-name="P3"><text:tab/><text:span text:style-name="T2">A</text:span>8c) Einführung der Redemittel „Wie viel kostet/kosten ...?“ <text:s/>und „Ich hätte gern…“</text:p>
      <text:p text:style-name="P3"/>
      <text:p text:style-name="P2">S.<text:span text:style-name="T1">61</text:span> <text:s/><text:span text:style-name="T2">A</text:span>1<text:span text:style-name="T1">5</text:span>) Klassenspaziergang: Mitschüler kennenlernen, Sprechangst abbauen, Mit z.T. vorgegebenen Strukturen über das Thema <text:span text:style-name="T1">Restaurants</text:span> sprechen, <text:span text:style-name="T2">Wortschatz zum Thema aktivieren</text:span></text:p>
      <text:p text:style-name="P2"/>
      <text:p text:style-name="P3">S.61 <text:span text:style-name="T2">A</text:span>16: Besuch im Restaurant anhören → Mit der Situation vertraut werden, Hörverständnis üben</text:p>
      <text:p text:style-name="P3"/>
      <text:p text:style-name="P3">S.61 <text:span text:style-name="T2">A17</text:span>b) Kurzer Dialog („im Restaurant“) zum Ablesen (Fokus liegt auf der richtigen Betonung)</text:p>
      <text:p text:style-name="P3"/>
      <text:p text:style-name="P3">S.62 <text:span text:style-name="T2">A18) </text:span>Einführung der Redemittel für einen Restaurantbesuch → Zuordnung <text:span text:style-name="T2">zu Person und Situation (</text:span>in Partnerarbeit<text:span text:style-name="T2">)</text:span></text:p>
      <text:p text:style-name="P3"/>
      <text:p text:style-name="P4">S.62 A19) Dialog im Restaurant (frei) spielen.</text:p>
      <text:p text:style-name="P4">→ Idee für Erweiterung: In ein deutsches Restaurant gehen und dort auf Deutsch Essen bestellen. 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9:35:57.743000000</meta:creation-date>
    <dc:date>2024-01-31T20:32:37.460000000</dc:date>
    <meta:editing-duration>PT56M39S</meta:editing-duration>
    <meta:editing-cycles>3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0" meta:word-count="142" meta:character-count="1023" meta:non-whitespace-character-count="881"/>
  </office:meta>
</office:document-meta>
</file>